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3a2f1" officeooo:paragraph-rsid="0003a2f1"/>
    </style:style>
    <style:style style:name="P2" style:family="paragraph" style:parent-style-name="Standard">
      <style:text-properties officeooo:rsid="0003a2f1" officeooo:paragraph-rsid="000915d5"/>
    </style:style>
    <style:style style:name="P3" style:family="paragraph" style:parent-style-name="Standard">
      <style:text-properties officeooo:rsid="0003a2f1" officeooo:paragraph-rsid="000ac3af"/>
    </style:style>
    <style:style style:name="P4" style:family="paragraph" style:parent-style-name="Standard">
      <style:text-properties fo:font-size="16pt" fo:font-weight="bold" officeooo:rsid="0003a2f1" officeooo:paragraph-rsid="0003a2f1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officeooo:rsid="0007c5ab" officeooo:paragraph-rsid="0007c84f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915d5" officeooo:paragraph-rsid="000ac3af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officeooo:rsid="000bf0a8" officeooo:paragraph-rsid="000bf0a8"/>
    </style:style>
    <style:style style:name="P8" style:family="paragraph" style:parent-style-name="Standard">
      <style:text-properties style:text-underline-style="solid" style:text-underline-width="auto" style:text-underline-color="font-color" officeooo:rsid="000bf0a8" officeooo:paragraph-rsid="00142bad"/>
    </style:style>
    <style:style style:name="P9" style:family="paragraph" style:parent-style-name="Standard">
      <style:paragraph-properties fo:text-align="justify" style:justify-single-word="false"/>
      <style:text-properties officeooo:rsid="000faf73" officeooo:paragraph-rsid="001332c3"/>
    </style:style>
    <style:style style:name="P10" style:family="paragraph" style:parent-style-name="Standard">
      <style:paragraph-properties fo:text-align="justify" style:justify-single-word="false"/>
      <style:text-properties officeooo:rsid="000faf73" officeooo:paragraph-rsid="0015d1a7"/>
    </style:style>
    <style:style style:name="P11" style:family="paragraph" style:parent-style-name="Standard">
      <style:paragraph-properties fo:text-align="justify" style:justify-single-word="false"/>
      <style:text-properties style:text-underline-style="none" officeooo:rsid="0003a2f1" officeooo:paragraph-rsid="001332c3"/>
    </style:style>
    <style:style style:name="P12" style:family="paragraph" style:parent-style-name="Standard">
      <style:text-properties style:text-underline-style="none" officeooo:rsid="0003a2f1" officeooo:paragraph-rsid="001332c3"/>
    </style:style>
    <style:style style:name="P13" style:family="paragraph" style:parent-style-name="Standard">
      <style:paragraph-properties fo:text-align="justify" style:justify-single-word="false"/>
      <style:text-properties style:text-underline-style="none" officeooo:rsid="0019fb18" officeooo:paragraph-rsid="001a5d11"/>
    </style:style>
    <style:style style:name="P14" style:family="paragraph" style:parent-style-name="Standard">
      <style:paragraph-properties fo:text-align="justify" style:justify-single-word="false"/>
      <style:text-properties style:text-underline-style="none" officeooo:rsid="0003a2f1" officeooo:paragraph-rsid="001332c3"/>
    </style:style>
    <style:style style:name="P15" style:family="paragraph" style:parent-style-name="Standard">
      <style:paragraph-properties fo:text-align="justify" style:justify-single-word="false"/>
      <style:text-properties style:text-underline-style="none" officeooo:rsid="0003a2f1" officeooo:paragraph-rsid="0003a2f1"/>
    </style:style>
    <style:style style:name="P16" style:family="paragraph" style:parent-style-name="Standard">
      <style:paragraph-properties fo:text-align="justify" style:justify-single-word="false"/>
      <style:text-properties style:text-underline-style="none" officeooo:rsid="0003a2f1" officeooo:paragraph-rsid="0019fb18"/>
    </style:style>
    <style:style style:name="P17" style:family="paragraph" style:parent-style-name="Standard">
      <style:text-properties officeooo:rsid="000ac3af" officeooo:paragraph-rsid="000ac3af"/>
    </style:style>
    <style:style style:name="P18" style:family="paragraph" style:parent-style-name="Standard">
      <style:text-properties officeooo:rsid="0003a2f1" officeooo:paragraph-rsid="000915d5"/>
    </style:style>
    <style:style style:name="P19" style:family="paragraph" style:parent-style-name="Standard">
      <style:paragraph-properties fo:text-align="justify" style:justify-single-word="false"/>
      <style:text-properties officeooo:rsid="0003a2f1" officeooo:paragraph-rsid="0003a2f1"/>
    </style:style>
    <style:style style:name="P20" style:family="paragraph" style:parent-style-name="Standard">
      <style:text-properties officeooo:rsid="0003a2f1" officeooo:paragraph-rsid="00117d27"/>
    </style:style>
    <style:style style:name="P21" style:family="paragraph" style:parent-style-name="Standard">
      <style:text-properties style:text-underline-style="solid" style:text-underline-width="auto" style:text-underline-color="font-color" officeooo:rsid="0003a2f1" officeooo:paragraph-rsid="000ac3af"/>
    </style:style>
    <style:style style:name="P22" style:family="paragraph" style:parent-style-name="Standard">
      <style:paragraph-properties fo:text-align="justify" style:justify-single-word="false"/>
      <style:text-properties officeooo:rsid="00066b72" officeooo:paragraph-rsid="0007c5ab"/>
    </style:style>
    <style:style style:name="P23" style:family="paragraph" style:parent-style-name="Standard">
      <style:paragraph-properties fo:text-align="justify" style:justify-single-word="false"/>
      <style:text-properties officeooo:rsid="0007c5ab" officeooo:paragraph-rsid="001f2dfc"/>
    </style:style>
    <style:style style:name="T1" style:family="text">
      <style:text-properties officeooo:rsid="0007c5ab"/>
    </style:style>
    <style:style style:name="T2" style:family="text">
      <style:text-properties officeooo:rsid="0007c84f"/>
    </style:style>
    <style:style style:name="T3" style:family="text">
      <style:text-properties officeooo:rsid="000915d5"/>
    </style:style>
    <style:style style:name="T4" style:family="text">
      <style:text-properties style:text-underline-style="solid" style:text-underline-width="auto" style:text-underline-color="font-color" officeooo:rsid="000bf0a8"/>
    </style:style>
    <style:style style:name="T5" style:family="text">
      <style:text-properties style:text-underline-style="solid" style:text-underline-width="auto" style:text-underline-color="font-color" officeooo:rsid="000e01d1"/>
    </style:style>
    <style:style style:name="T6" style:family="text">
      <style:text-properties style:text-underline-style="solid" style:text-underline-width="auto" style:text-underline-color="font-color" officeooo:rsid="00066b72"/>
    </style:style>
    <style:style style:name="T7" style:family="text">
      <style:text-properties officeooo:rsid="000ac3af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07c5ab"/>
    </style:style>
    <style:style style:name="T10" style:family="text">
      <style:text-properties style:text-underline-style="none" officeooo:rsid="001332c3"/>
    </style:style>
    <style:style style:name="T11" style:family="text">
      <style:text-properties style:text-underline-style="none" officeooo:rsid="0015d1a7"/>
    </style:style>
    <style:style style:name="T12" style:family="text">
      <style:text-properties style:text-underline-style="none" officeooo:rsid="00184497"/>
    </style:style>
    <style:style style:name="T13" style:family="text">
      <style:text-properties style:text-underline-style="none" officeooo:rsid="001f2dfc"/>
    </style:style>
    <style:style style:name="T14" style:family="text">
      <style:text-properties style:text-position="super 58%" fo:font-weight="bold" officeooo:rsid="000915d5" style:font-size-asian="10.5pt" style:font-weight-asian="bold" style:font-weight-complex="bold"/>
    </style:style>
    <style:style style:name="T15" style:family="text">
      <style:text-properties style:text-position="super 58%" style:text-underline-style="none" fo:font-weight="bold" officeooo:rsid="000915d5" style:font-size-asian="10.5pt" style:font-weight-asian="bold" style:font-weight-complex="bold"/>
    </style:style>
    <style:style style:name="T16" style:family="text">
      <style:text-properties officeooo:rsid="000c7852"/>
    </style:style>
    <style:style style:name="T17" style:family="text">
      <style:text-properties officeooo:rsid="000f64b6"/>
    </style:style>
    <style:style style:name="T18" style:family="text">
      <style:text-properties officeooo:rsid="001332c3"/>
    </style:style>
    <style:style style:name="T19" style:family="text">
      <style:text-properties officeooo:rsid="0003a2f1"/>
    </style:style>
    <style:style style:name="T20" style:family="text">
      <style:text-properties officeooo:rsid="001a5d11"/>
    </style:style>
    <style:style style:name="T21" style:family="text">
      <style:text-properties fo:font-size="10pt" fo:font-weight="normal" style:font-size-asian="10pt" style:font-weight-asian="normal" style:font-size-complex="10pt" style:font-weight-complex="normal"/>
    </style:style>
    <style:style style:name="T22" style:family="text">
      <style:text-properties fo:font-size="10pt" fo:font-weight="normal" officeooo:rsid="001a5d11" style:font-size-asian="10pt" style:font-weight-asian="normal" style:font-size-complex="10pt" style:font-weight-complex="normal"/>
    </style:style>
    <style:style style:name="T23" style:family="text">
      <style:text-properties fo:font-size="10pt" fo:font-weight="normal" officeooo:rsid="0007c5ab" style:font-size-asian="10pt" style:font-weight-asian="normal" style:font-size-complex="10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><text:span text:style-name="T1">Autorisation</text:span></text:p>
      <text:p text:style-name="P4"/>
      <text:p text:style-name="P21"/>
      <text:p text:style-name="P20"><text:span text:style-name="T4">Transmission des donn</text:span><text:span text:style-name="T6">é</text:span><text:span text:style-name="T4">es personnelles </text:span><text:span text:style-name="T5">aux autres parents</text:span><text:span text:style-name="T4">:</text:span></text:p>
      <text:p text:style-name="P23">J’autorise / Je n’autorise pas<text:span text:style-name="T14">(1)</text:span> KYOTO LESSON à communiquer à d’autres <text:span text:style-name="T3">parents d'enfants inscrits à KYOTO LESSON </text:span>mon numéro de <text:span text:style-name="T3">portable et/ou</text:span> mon <text:span text:style-name="T17">adresse </text:span>e-mail (afin <text:span text:style-name="T16">par exemple </text:span>de faciliter le partage de document<text:span text:style-name="T16">s</text:span> <text:span text:style-name="T3">et de me permettre de travailler sur les projets en groupe</text:span> <text:span text:style-name="T3">par e-mail ou par chat</text:span>).</text:p>
      <text:p text:style-name="P5"/>
      <text:p text:style-name="P7">Droit a l’image:</text:p>
      <text:p text:style-name="P10"><text:span text:style-name="T9">J’autorise / Je n’autorise pas</text:span><text:span text:style-name="T15">(1)</text:span><text:span text:style-name="T9"> KYOTO LESSON à</text:span><text:span text:style-name="T8"> </text:span><text:span text:style-name="T13">me </text:span><text:span text:style-name="T8">prendre en photo et </text:span><text:span text:style-name="T9">à</text:span><text:span text:style-name="T8"> </text:span><text:span text:style-name="T13">m</text:span><text:span text:style-name="T8">e filmer, dans le cadre des activités d’apprentissage de la programmation </text:span><text:span text:style-name="T11">et </text:span><text:span text:style-name="T9">à</text:span><text:span text:style-name="T11"> </text:span><text:span text:style-name="T12">conserver tous </text:span><text:span text:style-name="T11">les droits pour la publication de ces photos et videos (</text:span><text:span text:style-name="T8">exposition, prospectus et site internet de KYOTO LESSON, article de presse).</text:span></text:p>
      <text:p text:style-name="P15"/>
      <text:p text:style-name="P11"/>
      <text:p text:style-name="P11"/>
      <text:p text:style-name="P13">Je soussigné(e) Monsieur / Madame<text:span text:style-name="T14">(1)</text:span> <text:span text:style-name="T19">__________________________________</text:span>, <text:span text:style-name="T20">déclare que les renseignements ci-dessus sont exacts et complets.</text:span></text:p>
      <text:p text:style-name="P16"/>
      <text:p text:style-name="P12"/>
      <text:p text:style-name="P6">Date <text:span text:style-name="T7">et Signature</text:span>: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7"><text:span text:style-name="T21">(1) Rayer la mention inuti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21:40:52.153766555</meta:creation-date>
    <dc:date>2018-10-14T15:07:39.656408132</dc:date>
    <meta:editing-duration>PT7H13M28S</meta:editing-duration>
    <meta:editing-cycles>15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134" meta:character-count="871" meta:non-whitespace-character-count="745"/>
  </office:meta>
</office:document-meta>
</file>